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3723B0581BE229EE67F.png" manifest:media-type="image/png"/>
  <manifest:file-entry manifest:full-path="Pictures/1000020100000330000001EF1DD81AE343486BA2.png" manifest:media-type="image/png"/>
  <manifest:file-entry manifest:full-path="Pictures/1000020100000330000001EFC4C1A76FDB084CBA.png" manifest:media-type="image/png"/>
  <manifest:file-entry manifest:full-path="Pictures/1000020100000330000001EF6EE7D3F1750AE2C3.png" manifest:media-type="image/png"/>
  <manifest:file-entry manifest:full-path="Pictures/1000020100000330000001EF24D6CBF35E857BF1.png" manifest:media-type="image/png"/>
  <manifest:file-entry manifest:full-path="Pictures/1000020100000330000001EFB3BCBCA2F320F230.png" manifest:media-type="image/png"/>
  <manifest:file-entry manifest:full-path="Pictures/1000020100000330000001EF137BEDF1F602748F.png" manifest:media-type="image/png"/>
  <manifest:file-entry manifest:full-path="Pictures/10000201000004B0000003726264C6F7BC41252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42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draw:fill="none" fo:min-height="2.134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 draw:fill-color="#ffffff"/>
      <style:paragraph-properties style:writing-mode="lr-tb"/>
      <style:text-properties fo:font-size="18pt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878cm" svg:height="1.674cm" svg:x="1.488cm" svg:y="1.778cm">
          <draw:text-box>
            <text:p>mu1 &lt;-c(0.90,0.10)</text:p>
            <text:p>mu2&lt;-c(0.60,0.40)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3" draw:layer="layout" svg:width="16.886cm" svg:height="12.411cm" svg:x="3.81cm" svg:y="1.813cm">
          <draw:image xlink:href="Pictures/10000201000004B0000003726264C6F7BC41252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3" draw:layer="layout" svg:width="21.586cm" svg:height="13.094cm" svg:x="3.355cm" svg:y="1.427cm">
          <draw:image xlink:href="Pictures/1000020100000330000001EF137BEDF1F602748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3" draw:layer="layout" svg:width="14.474cm" svg:height="8.78cm" svg:x="5.084cm" svg:y="0.508cm">
          <draw:image xlink:href="Pictures/1000020100000330000001EF137BEDF1F602748F.png" xlink:type="simple" xlink:show="embed" xlink:actuate="onLoad" loext:mime-type="image/png">
            <text:p/>
          </draw:image>
        </draw:frame>
        <draw:frame draw:style-name="gr4" draw:text-style-name="P5" draw:layer="layout" svg:width="5.588cm" svg:height="0.962cm" svg:x="20.574cm" svg:y="10.414cm">
          <draw:text-box>
            <text:p><text:span text:style-name="T1">PE obs</text:span></text:p>
          </draw:text-box>
        </draw:frame>
        <draw:frame draw:style-name="gr3" draw:text-style-name="P3" draw:layer="layout" svg:width="14.478cm" svg:height="6.53cm" svg:x="4.926cm" svg:y="8.456cm">
          <draw:image xlink:href="Pictures/1000020100000330000001EF24D6CBF35E857BF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" draw:text-style-name="P3" draw:layer="layout" svg:width="21.586cm" svg:height="13.094cm" svg:x="3.413cm" svg:y="1.105cm">
          <draw:image xlink:href="Pictures/1000020100000330000001EFB3BCBCA2F320F23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3" draw:text-style-name="P3" draw:layer="layout" svg:width="21.586cm" svg:height="13.094cm" svg:x="3.355cm" svg:y="1.427cm">
          <draw:image xlink:href="Pictures/1000020100000330000001EF6EE7D3F1750AE2C3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3" draw:text-style-name="P3" draw:layer="layout" svg:width="14.474cm" svg:height="8.78cm" svg:x="5.084cm" svg:y="0.508cm">
          <draw:image xlink:href="Pictures/1000020100000330000001EF137BEDF1F602748F.png" xlink:type="simple" xlink:show="embed" xlink:actuate="onLoad" loext:mime-type="image/png">
            <text:p/>
          </draw:image>
        </draw:frame>
        <draw:frame draw:style-name="gr4" draw:text-style-name="P6" draw:layer="layout" svg:width="5.588cm" svg:height="0.962cm" svg:x="20.574cm" svg:y="10.414cm">
          <draw:text-box>
            <text:p>PE resp</text:p>
          </draw:text-box>
        </draw:frame>
        <draw:frame draw:style-name="gr3" draw:text-style-name="P3" draw:layer="layout" svg:width="14.22cm" svg:height="6.858cm" svg:x="5.084cm" svg:y="8.382cm">
          <draw:image xlink:href="Pictures/1000020100000330000001EFC4C1A76FDB084CB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" draw:text-style-name="P3" draw:layer="layout" svg:width="21.586cm" svg:height="13.094cm" svg:x="3.355cm" svg:y="1.427cm">
          <draw:image xlink:href="Pictures/1000020100000330000001EF1DD81AE343486BA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5" draw:text-style-name="P1" draw:layer="layout" svg:width="8.926cm" svg:height="2.384cm" svg:x="1.488cm" svg:y="1.778cm">
          <draw:text-box>
            <text:p>mu1 ←c(0.90, 0.10)</text:p>
            <text:p>mu2←c(0.50, 0,.50)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3" draw:text-style-name="P3" draw:layer="layout" svg:width="18.288cm" svg:height="13.442cm" svg:x="4.318cm" svg:y="1.27cm">
          <draw:image xlink:href="Pictures/10000201000004B0000003723B0581BE229EE6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3" draw:text-style-name="P3" draw:layer="layout" svg:width="18.288cm" svg:height="13.442cm" svg:x="4.318cm" svg:y="1.27cm">
          <draw:image xlink:href="Pictures/10000201000004B0000003723B0581BE229EE67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4" draw:text-style-name="P6" draw:layer="layout" svg:width="8.128cm" svg:height="0.962cm" svg:x="1.016cm" svg:y="1.524cm">
          <draw:text-box>
            <text:p>Actual lists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18:53:20.193298978</meta:creation-date>
    <dc:date>2021-03-01T08:38:45.027981265</dc:date>
    <meta:editing-duration>PT16H29M57S</meta:editing-duration>
    <meta:editing-cycles>5</meta:editing-cycles>
    <meta:generator>LibreOffice/6.4.6.2$Linux_X86_64 LibreOffice_project/40$Build-2</meta:generator>
    <meta:document-statistic meta:object-count="61"/>
  </office:meta>
</office:document-meta>
</file>